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arala" svg:font-family="saral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officeooo:paragraph-rsid="001355f9"/>
    </style:style>
    <style:style style:name="P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168548"/>
    </style:style>
    <style:style style:name="P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16e057"/>
    </style:style>
    <style:style style:name="P4" style:family="paragraph" style:parent-style-name="Standard">
      <style:paragraph-properties fo:margin-left="0cm" fo:margin-right="0cm" fo:text-align="justify" style:justify-single-word="false" fo:orphans="2" fo:widows="2" fo:text-indent="0cm" style:auto-text-indent="false"/>
      <style:text-properties officeooo:paragraph-rsid="00196c24"/>
    </style:style>
    <style:style style:name="P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officeooo:paragraph-rsid="001e3248"/>
    </style:style>
    <style:style style:name="P6" style:family="paragraph" style:parent-style-name="Standard">
      <style:paragraph-properties fo:margin-left="0cm" fo:margin-right="0cm" fo:text-align="justify" style:justify-single-word="false" fo:orphans="2" fo:widows="2" fo:text-indent="0cm" style:auto-text-indent="false"/>
      <style:text-properties officeooo:rsid="0014f653" officeooo:paragraph-rsid="0014f653"/>
    </style:style>
    <style:style style:name="P7" style:family="paragraph" style:parent-style-name="Standard">
      <style:paragraph-properties fo:margin-left="0cm" fo:margin-right="0cm" fo:text-align="justify" style:justify-single-word="false" fo:orphans="2" fo:widows="2" fo:text-indent="0cm" style:auto-text-indent="false"/>
      <style:text-properties officeooo:rsid="0017d2ca" officeooo:paragraph-rsid="0017d2ca"/>
    </style:style>
    <style:style style:name="P8" style:family="paragraph" style:parent-style-name="Standard">
      <style:paragraph-properties fo:margin-left="0cm" fo:margin-right="0cm" fo:text-align="justify" style:justify-single-word="false" fo:orphans="2" fo:widows="2" fo:text-indent="0cm" style:auto-text-indent="false"/>
      <style:text-properties officeooo:rsid="0017d2ca" officeooo:paragraph-rsid="00196c24"/>
    </style:style>
    <style:style style:name="P9" style:family="paragraph" style:parent-style-name="Standard">
      <style:paragraph-properties fo:margin-left="0cm" fo:margin-right="0cm" fo:text-align="center" style:justify-single-word="false" fo:orphans="2" fo:widows="2" fo:text-indent="0cm" style:auto-text-indent="false"/>
      <style:text-properties fo:font-weight="bold" officeooo:rsid="0017d2ca" officeooo:paragraph-rsid="0017d2ca" style:font-weight-asian="bold" style:font-weight-complex="bold"/>
    </style:style>
    <style:style style:name="P10" style:family="paragraph" style:parent-style-name="Standard">
      <style:paragraph-properties fo:margin-left="0cm" fo:margin-right="0cm" fo:text-align="center" style:justify-single-word="false" fo:orphans="2" fo:widows="2" fo:text-indent="0cm" style:auto-text-indent="false"/>
      <style:text-properties fo:font-weight="bold" officeooo:rsid="0017d2ca" officeooo:paragraph-rsid="00196c24" style:font-weight-asian="bold" style:font-weight-complex="bold"/>
    </style:style>
    <style:style style:name="P11" style:family="paragraph" style:parent-style-name="Standard">
      <style:paragraph-properties fo:margin-left="0cm" fo:margin-right="0cm" fo:text-align="center" style:justify-single-word="false" fo:orphans="2" fo:widows="2" fo:text-indent="0cm" style:auto-text-indent="false"/>
      <style:text-properties fo:font-weight="bold" officeooo:rsid="00196c24" officeooo:paragraph-rsid="00196c24" style:font-weight-asian="bold" style:font-weight-complex="bold"/>
    </style:style>
    <style:style style:name="P12" style:family="paragraph" style:parent-style-name="Standard">
      <style:paragraph-properties fo:margin-left="0cm" fo:margin-right="0cm" fo:text-align="center" style:justify-single-word="false" fo:orphans="2" fo:widows="2" fo:text-indent="0cm" style:auto-text-indent="false"/>
      <style:text-properties fo:font-weight="bold" officeooo:paragraph-rsid="001a06f1" style:font-weight-asian="bold" style:font-weight-complex="bold"/>
    </style:style>
    <style:style style:name="P13"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text-properties fo:font-weight="bold" officeooo:rsid="00206cb1" officeooo:paragraph-rsid="00206cb1" style:font-weight-asian="bold" style:font-weight-complex="bold"/>
    </style:style>
    <style:style style:name="P14" style:family="paragraph" style:parent-style-name="Standard">
      <style:paragraph-properties fo:margin-left="0cm" fo:margin-right="0cm" fo:text-align="justify" style:justify-single-word="false" fo:orphans="2" fo:widows="2" fo:text-indent="0cm" style:auto-text-indent="false"/>
      <style:text-properties officeooo:rsid="00196c24" officeooo:paragraph-rsid="00196c24"/>
    </style:style>
    <style:style style:name="P1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text-properties officeooo:rsid="00168548" officeooo:paragraph-rsid="00168548"/>
    </style:style>
    <style:style style:name="P16" style:family="paragraph" style:parent-style-name="Standard">
      <loext:graphic-properties draw:fill="none"/>
      <style:paragraph-properties fo:margin-left="0cm" fo:margin-right="0cm" fo:text-align="justify" style:justify-single-word="false" fo:orphans="2" fo:widows="2" fo:text-indent="0cm" style:auto-text-indent="false" fo:break-before="page" fo:background-color="transparent"/>
      <style:text-properties fo:font-weight="bold" officeooo:rsid="00206cb1" officeooo:paragraph-rsid="00206cb1" style:font-weight-asian="bold" style:font-weight-complex="bold"/>
    </style:style>
    <style:style style:name="P17"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officeooo:rsid="00197cda" officeooo:paragraph-rsid="00197cda"/>
    </style:style>
    <style:style style:name="P18"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rsid="00197cda" officeooo:paragraph-rsid="00197cda"/>
    </style:style>
    <style:style style:name="P19"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97cda" officeooo:paragraph-rsid="00197cda"/>
    </style:style>
    <style:style style:name="P20"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a06f1" officeooo:paragraph-rsid="001a06f1"/>
    </style:style>
    <style:style style:name="P21"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b13be" officeooo:paragraph-rsid="001b13be"/>
    </style:style>
    <style:style style:name="P22"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b13be" officeooo:paragraph-rsid="001cb1e6"/>
    </style:style>
    <style:style style:name="P23"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e3248" officeooo:paragraph-rsid="001e3248"/>
    </style:style>
    <style:style style:name="P24"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fo:font-variant="normal" fo:text-transform="none" fo:color="#374151" style:font-name="Liberation Serif" fo:font-size="12pt" fo:letter-spacing="normal" fo:font-style="normal" fo:font-weight="normal" officeooo:rsid="001cb1e6" officeooo:paragraph-rsid="001cb1e6"/>
    </style:style>
    <style:style style:name="P25"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14f653"/>
    </style:style>
    <style:style style:name="P26"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146049"/>
    </style:style>
    <style:style style:name="P27"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1e3248"/>
    </style:style>
    <style:style style:name="P28"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206cb1"/>
    </style:style>
    <style:style style:name="P29"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paragraph-rsid="0021b9f5"/>
    </style:style>
    <style:style style:name="P30"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rsid="001e3248" officeooo:paragraph-rsid="001e3248"/>
    </style:style>
    <style:style style:name="P31" style:family="paragraph" style:parent-style-name="Standard">
      <loext:graphic-properties draw:fill="none"/>
      <style:paragraph-properties fo:margin-left="0cm" fo:margin-right="0cm" fo:text-align="justify" style:justify-single-word="false" fo:orphans="2" fo:widows="2" fo:text-indent="1cm" style:auto-text-indent="false" fo:background-color="transparent"/>
      <style:text-properties officeooo:rsid="0016e057" officeooo:paragraph-rsid="0016e057"/>
    </style:style>
    <style:style style:name="P32"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officeooo:rsid="00196c24" officeooo:paragraph-rsid="00196c24"/>
    </style:style>
    <style:style style:name="P33"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officeooo:rsid="0017d2ca" officeooo:paragraph-rsid="0017d2ca"/>
    </style:style>
    <style:style style:name="P34"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officeooo:paragraph-rsid="001355f9"/>
    </style:style>
    <style:style style:name="T1" style:family="text">
      <style:text-properties fo:font-variant="normal" fo:text-transform="none" fo:color="#374151" style:font-name="Liberation Serif" fo:font-size="12pt" fo:letter-spacing="normal" fo:font-style="normal"/>
    </style:style>
    <style:style style:name="T2" style:family="text">
      <style:text-properties fo:font-variant="normal" fo:text-transform="none" fo:color="#374151" style:font-name="Liberation Serif" fo:font-size="12pt" fo:letter-spacing="normal" fo:font-style="normal" fo:font-weight="normal"/>
    </style:style>
    <style:style style:name="T3" style:family="text">
      <style:text-properties fo:font-variant="normal" fo:text-transform="none" fo:color="#374151" style:font-name="Liberation Serif" fo:font-size="12pt" fo:letter-spacing="normal" fo:font-style="normal" fo:font-weight="normal" officeooo:rsid="001355f9"/>
    </style:style>
    <style:style style:name="T4" style:family="text">
      <style:text-properties fo:font-variant="normal" fo:text-transform="none" fo:color="#374151" style:font-name="Liberation Serif" fo:font-size="12pt" fo:letter-spacing="normal" fo:font-style="normal" fo:font-weight="normal" officeooo:rsid="00146049"/>
    </style:style>
    <style:style style:name="T5" style:family="text">
      <style:text-properties fo:font-variant="normal" fo:text-transform="none" fo:color="#374151" style:font-name="Liberation Serif" fo:font-size="12pt" fo:letter-spacing="normal" fo:font-style="normal" fo:font-weight="normal" officeooo:rsid="00168548"/>
    </style:style>
    <style:style style:name="T6" style:family="text">
      <style:text-properties fo:font-variant="normal" fo:text-transform="none" fo:color="#374151" style:font-name="Liberation Serif" fo:font-size="12pt" fo:letter-spacing="normal" fo:font-style="normal" fo:font-weight="normal" officeooo:rsid="0016e057"/>
    </style:style>
    <style:style style:name="T7" style:family="text">
      <style:text-properties fo:font-variant="normal" fo:text-transform="none" fo:color="#374151" style:font-name="Liberation Serif" fo:font-size="12pt" fo:letter-spacing="normal" fo:font-style="normal" fo:font-weight="normal" officeooo:rsid="0017d2ca"/>
    </style:style>
    <style:style style:name="T8" style:family="text">
      <style:text-properties fo:font-variant="normal" fo:text-transform="none" fo:color="#374151" style:font-name="Liberation Serif" fo:font-size="12pt" fo:letter-spacing="normal" fo:font-style="normal" fo:font-weight="normal" officeooo:rsid="00196c24"/>
    </style:style>
    <style:style style:name="T9" style:family="text">
      <style:text-properties fo:font-variant="normal" fo:text-transform="none" fo:color="#374151" style:font-name="Liberation Serif" fo:font-size="12pt" fo:letter-spacing="normal" fo:font-style="normal" fo:font-weight="normal" officeooo:rsid="00196c24" style:font-weight-asian="bold" style:font-weight-complex="bold"/>
    </style:style>
    <style:style style:name="T10" style:family="text">
      <style:text-properties fo:font-variant="normal" fo:text-transform="none" fo:color="#374151" style:font-name="Liberation Serif" fo:font-size="12pt" fo:letter-spacing="normal" fo:font-style="normal" fo:font-weight="normal" officeooo:rsid="00197cda"/>
    </style:style>
    <style:style style:name="T11" style:family="text">
      <style:text-properties fo:font-variant="normal" fo:text-transform="none" fo:color="#374151" style:font-name="Liberation Serif" fo:font-size="12pt" fo:letter-spacing="normal" fo:font-style="normal" fo:font-weight="normal" officeooo:rsid="001a06f1"/>
    </style:style>
    <style:style style:name="T12" style:family="text">
      <style:text-properties fo:font-variant="normal" fo:text-transform="none" fo:color="#374151" style:font-name="Liberation Serif" fo:font-size="12pt" fo:letter-spacing="normal" fo:font-style="normal" fo:font-weight="normal" officeooo:rsid="001cb1e6"/>
    </style:style>
    <style:style style:name="T13" style:family="text">
      <style:text-properties fo:font-variant="normal" fo:text-transform="none" fo:color="#374151" style:font-name="Liberation Serif" fo:font-size="12pt" fo:letter-spacing="normal" fo:font-style="normal" fo:font-weight="normal" officeooo:rsid="001e3248"/>
    </style:style>
    <style:style style:name="T14" style:family="text">
      <style:text-properties fo:font-variant="normal" fo:text-transform="none" fo:color="#374151" style:font-name="Liberation Serif" fo:font-size="12pt" fo:letter-spacing="normal" fo:font-style="normal" fo:font-weight="normal" officeooo:rsid="001f9171"/>
    </style:style>
    <style:style style:name="T15" style:family="text">
      <style:text-properties fo:font-variant="normal" fo:text-transform="none" fo:color="#374151" style:font-name="Liberation Serif" fo:font-size="12pt" fo:letter-spacing="normal" fo:font-style="normal" fo:font-weight="normal" officeooo:rsid="00206cb1"/>
    </style:style>
    <style:style style:name="T16" style:family="text">
      <style:text-properties fo:font-variant="normal" fo:text-transform="none" fo:color="#374151" style:font-name="Liberation Serif" fo:font-size="12pt" fo:letter-spacing="normal" fo:font-style="normal" fo:font-weight="normal" officeooo:rsid="00206cb1" style:font-weight-asian="normal" style:font-weight-complex="normal"/>
    </style:style>
    <style:style style:name="T17" style:family="text">
      <style:text-properties fo:font-variant="normal" fo:text-transform="none" fo:color="#374151" style:font-name="Liberation Serif" fo:font-size="12pt" fo:letter-spacing="normal" fo:font-style="normal" fo:font-weight="normal" officeooo:rsid="0020e4e1" style:font-weight-asian="normal" style:font-weight-complex="normal"/>
    </style:style>
    <style:style style:name="T18" style:family="text">
      <style:text-properties fo:font-variant="normal" fo:text-transform="none" fo:color="#374151" style:font-name="Liberation Serif" fo:font-size="12pt" fo:letter-spacing="normal" fo:font-style="normal" fo:font-weight="normal" officeooo:rsid="0021b9f5" style:font-weight-asian="normal" style:font-weight-complex="normal"/>
    </style:style>
    <style:style style:name="T19" style:family="text">
      <style:text-properties fo:font-variant="normal" fo:text-transform="none" fo:color="#374151" style:font-name="Liberation Serif" fo:font-size="12pt" fo:letter-spacing="normal" fo:font-style="normal" officeooo:rsid="0017d2ca"/>
    </style:style>
    <style:style style:name="T20" style:family="text">
      <style:text-properties fo:font-variant="normal" fo:text-transform="none" fo:color="#374151" style:font-name="Liberation Serif" fo:font-size="12pt" fo:letter-spacing="normal" fo:font-style="normal" officeooo:rsid="001355f9"/>
    </style:style>
    <style:style style:name="T21" style:family="text">
      <style:text-properties fo:font-variant="normal" fo:text-transform="none" fo:color="#374151" style:font-name="Liberation Serif" fo:font-size="12pt" fo:letter-spacing="normal" fo:font-style="normal" fo:font-weight="bold" officeooo:rsid="00206cb1" style:font-weight-asian="bold" style:font-weight-complex="bold"/>
    </style:style>
    <style:style style:name="T22" style:family="text">
      <style:text-properties fo:font-variant="normal" fo:text-transform="none" fo:color="#374151" style:font-name="Liberation Serif" fo:font-size="12pt" fo:letter-spacing="normal" fo:font-style="normal" fo:font-weight="bold" officeooo:rsid="0021b9f5" style:font-weight-asian="bold" style:font-weight-complex="bold"/>
    </style:style>
    <style:style style:name="T23" style:family="text">
      <style:text-properties fo:font-variant="normal" fo:text-transform="none" fo:color="#374151" style:font-name="Liberation Serif" fo:font-size="12pt" fo:letter-spacing="normal" fo:font-style="normal" fo:font-weight="bold" officeooo:rsid="0020e4e1" style:font-weight-asian="bold" style:font-weight-complex="bold"/>
    </style:style>
    <style:style style:name="T24" style:family="text">
      <style:text-properties officeooo:rsid="00197cda"/>
    </style:style>
    <style:style style:name="T25" style:family="text">
      <style:text-properties officeooo:rsid="001a06f1"/>
    </style:style>
    <style:style style:name="T26" style:family="text">
      <style:text-properties officeooo:rsid="001cb1e6"/>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0">Realm of Arcane</text:span></text:p>
      <text:p text:style-name="P1"><text:span text:style-name="T3"/></text:p>
      <text:p text:style-name="P34"><text:span text:style-name="T3">Realm of Arcane </text:span><text:span text:style-name="T4">é um jogo que Tânia criou para jogar com seus amigos em uma noite dos jogos, ele possui </text:span><text:span text:style-name="T10">as seguintes regras</text:span><text:span text:style-name="T4">:</text:span></text:p>
      <text:p text:style-name="P26"><text:span text:style-name="T5">Existem</text:span><text:span text:style-name="T4"> 2 tipos de cartas, </text:span><text:span text:style-name="T6">Criaturas e Artefatos.</text:span></text:p>
      <text:p text:style-name="P15"><text:span text:style-name="T2">Nas cartas de criaturas contém a raça e atributos, sendo:</text:span></text:p>
      <text:p text:style-name="P2"><text:span text:style-name="T5">Raça (Humano, Elfo ou Mago) – </text:span><text:span text:style-name="T7">Dano</text:span><text:span text:style-name="T5"> HP (vida) e Mana.</text:span></text:p>
      <text:p text:style-name="P2"><text:span text:style-name="T5">Já nas cartas de </text:span><text:span text:style-name="T6">a</text:span><text:span text:style-name="T5">rtefatos contém </text:span><text:span text:style-name="T6">o </text:span><text:span text:style-name="T5">tipo </text:span><text:span text:style-name="T6">de artefato</text:span><text:span text:style-name="T5"> </text:span><text:span text:style-name="T6">e atributos, sendo:</text:span></text:p>
      <text:p text:style-name="P3"><text:span text:style-name="T6">Tipo de Artefato (</text:span><text:span text:style-name="T8">Grimório</text:span><text:span text:style-name="T6">, Arma, Poção) – </text:span><text:span text:style-name="T7">Aumento de Dano,</text:span><text:span text:style-name="T6"> Aumento de HP e </text:span><text:span text:style-name="T12">Uso</text:span><text:span text:style-name="T6"> de Mana.</text:span></text:p>
      <text:p text:style-name="P31"><text:span text:style-name="T2"/></text:p>
      <text:p text:style-name="P27"><text:span text:style-name="T7">Em cada jogada, dois jogadores se enfrentarão,</text:span><text:span text:style-name="T6"> </text:span><text:span text:style-name="T7">e cada um</text:span><text:span text:style-name="T6"> deverá jogar uma carta de Criatura em conjunto com uma de Artefato, sendo que os atributos da carta de Artefato aumentará ou diminuirá os atributos da carta de Criatura. </text:span><text:span text:style-name="T7">Essa jogada pode ter dois turnos, Ataque e Contra-ataque, mas o primeiro ataque pode ser tão forte que destrói as cartas do oponente, terminando, assim, a jogada.</text:span></text:p>
      <text:p text:style-name="P5"><text:span text:style-name="T6">Exemplo:</text:span></text:p>
      <text:p text:style-name="P33"><text:span text:style-name="T6">J</text:span><text:span text:style-name="T2">ogador 1 joga as seguintes cartas:</text:span></text:p>
      <text:section text:style-name="Sect1" text:name="Seção1">
        <text:p text:style-name="P9"><text:span text:style-name="T1">Criatura</text:span></text:p>
        <text:p text:style-name="P7"><text:span text:style-name="T2">Elfo.</text:span></text:p>
        <text:p text:style-name="P7"><text:span text:style-name="T2">Dano </text:span><text:span text:style-name="T10">=</text:span><text:span text:style-name="T2"> 85.087</text:span></text:p>
        <text:p text:style-name="P7"><text:span text:style-name="T2">HP </text:span><text:span text:style-name="T10">=</text:span><text:span text:style-name="T2"> 975.241</text:span></text:p>
        <text:p text:style-name="P7"><text:span text:style-name="T2">Mana </text:span><text:span text:style-name="T10">=</text:span><text:span text:style-name="T2"> 67.671</text:span></text:p>
        <text:p text:style-name="P9"><text:span text:style-name="T1">Artefato</text:span></text:p>
        <text:p text:style-name="P14"><text:span text:style-name="T2">Arma.</text:span></text:p>
        <text:p text:style-name="P14"><text:span text:style-name="T2">Aumento de Dano </text:span><text:span text:style-name="T10">=</text:span><text:span text:style-name="T2"> 27.097%</text:span></text:p>
        <text:p text:style-name="P4"><text:span text:style-name="T8">Aumento de HP </text:span><text:span text:style-name="T10">= </text:span><text:span text:style-name="T8">0.000%</text:span></text:p>
        <text:p text:style-name="P4"><text:span text:style-name="T12">Uso de</text:span><text:span text:style-name="T8"> Mana </text:span><text:span text:style-name="T10">=</text:span><text:span text:style-name="T8"> 8.278</text:span></text:p>
      </text:section>
      <text:p text:style-name="P6"><text:span text:style-name="T5"/></text:p>
      <text:p text:style-name="P32"><text:span text:style-name="T5">J</text:span><text:span text:style-name="T2">ogador 2 Joga as seguintes cartas:</text:span></text:p>
      <text:section text:style-name="Sect1" text:name="Seção2">
        <text:p text:style-name="P10"><text:span text:style-name="T1">Criatura</text:span></text:p>
        <text:p text:style-name="P8"><text:span text:style-name="T8">Mago</text:span><text:span text:style-name="T2">.</text:span></text:p>
        <text:p text:style-name="P8"><text:span text:style-name="T2">Dano </text:span><text:span text:style-name="T10">=</text:span><text:span text:style-name="T2"> </text:span><text:span text:style-name="T8">67</text:span><text:span text:style-name="T2">.0</text:span><text:span text:style-name="T8">1</text:span><text:span text:style-name="T2">7</text:span></text:p>
        <text:p text:style-name="P8"><text:span text:style-name="T2">HP </text:span><text:span text:style-name="T10">=</text:span><text:span text:style-name="T2"> </text:span><text:span text:style-name="T11">229</text:span><text:span text:style-name="T2">.</text:span><text:span text:style-name="T8">308</text:span></text:p>
        <text:p text:style-name="P8"><text:span text:style-name="T2">Mana </text:span><text:span text:style-name="T10">=</text:span><text:span text:style-name="T2"> </text:span><text:span text:style-name="T8">149</text:span><text:span text:style-name="T2">.</text:span><text:span text:style-name="T8">938</text:span></text:p>
        <text:p text:style-name="P11"><text:span text:style-name="T19">Artefato</text:span></text:p>
        <text:p text:style-name="P4"><text:span text:style-name="T9">Grimório.</text:span></text:p>
        <text:p text:style-name="P14"><text:span text:style-name="T2">Aumento de Dano </text:span><text:span text:style-name="T10">=</text:span><text:span text:style-name="T2"> 69.666%</text:span></text:p>
        <text:p text:style-name="P4"><text:span text:style-name="T8">Aumento de HP </text:span><text:span text:style-name="T10">=</text:span><text:span text:style-name="T8"> -6.011%</text:span></text:p>
        <text:p text:style-name="P4"><text:span text:style-name="T12">Uso</text:span><text:span text:style-name="T8"> de Mana </text:span><text:span text:style-name="T10">=</text:span><text:span text:style-name="T8"> 38.203</text:span></text:p>
      </text:section>
      <text:p text:style-name="P14"><text:span text:style-name="T2"/></text:p>
      <text:p text:style-name="P17"><text:span text:style-name="T2">Observe que no ataque do Jogador 1 os atributos do Elfo estaria com os seguintes valores:</text:span></text:p>
      <text:p text:style-name="P18"><text:span text:style-name="T2">Dano = 108.14302439, HP = 975.241 e Mana = 59.393</text:span></text:p>
      <text:p text:style-name="P19">O <text:span text:style-name="T25">Mago do</text:span> jogador 2 receberia o Dano <text:span text:style-name="T25">do ataque ficando com 661.16497561 de HP, que não seria o suficiente para matá-lo, sendo assim ele faria o contra-ataque, os seus atributos ficariam com os seguintes valores:</text:span></text:p>
      <text:p text:style-name="P20">Dano = 113.70506322, HP = 621.422348926 e Mana = 111.735.</text:p>
      <text:p text:style-name="P21">Por fim o Elfo do Jogador 1 receberia o dano do Mago ficando com os seguintes valores de atributos: Dano = <text:span text:style-name="T24">108.14302439</text:span>, HP = <text:s/>861.53593678<text:span text:style-name="T24"> </text:span>e Mana = <text:span text:style-name="T24">62.06919462.</text:span></text:p>
      <text:p text:style-name="P22">Observe que o ataque e contra-ataque muda <text:span text:style-name="T26">somente </text:span>o dano do oponente.</text:p>
      <text:p text:style-name="P22"/>
      <text:p text:style-name="P23">Se o jogador tentar jogar um artefato mas o Uso de Mana for maior que a Mana da criatura, a carta de artefato é descartada e o ataque usará apenas a o dano do atributo da criatura.</text:p>
      <text:p text:style-name="P24"/>
      <text:p text:style-name="P25"><text:span text:style-name="T3">Tânia </text:span><text:span text:style-name="T4">gostaria que as jogadas fossem mais automatizadas para que eles não precisassem ficar fazendo cálculos todo vez que suas cartas recebessem ou causassem danos, então ela pediu pra você fazer um programa que resolv</text:span><text:span text:style-name="T13">a</text:span><text:span text:style-name="T4"> esse problema.</text:span></text:p>
      <text:p text:style-name="P30"><text:span text:style-name="T4">S</text:span><text:span text:style-name="T2">eu papel é </text:span><text:span text:style-name="T14">criar um programa, que, dado a criatura e artefato de dois jogadores, calcule e informe a os valores finais </text:span><text:span text:style-name="T15">dos atributos de cada criatura. Se o dano for muito alto e a criatura ficar com HP negativo, o valor deve ser 0.</text:span></text:p>
      <text:p text:style-name="P30"><text:span text:style-name="T15"/></text:p>
      <text:p text:style-name="P13"><text:span text:style-name="T1"/></text:p>
      <text:p text:style-name="P16"><text:span text:style-name="T1">Entrada</text:span></text:p>
      <text:p text:style-name="P28"><text:span text:style-name="T15">A entrada consiste em um inteiro </text:span><text:span text:style-name="T21">N</text:span><text:span text:style-name="T16">,</text:span><text:span text:style-name="T21"> 1</text:span><text:span text:style-name="T16">&gt;=</text:span><text:span text:style-name="T21">N</text:span><text:span text:style-name="T16">&lt;=30,</text:span><text:span text:style-name="T21"> </text:span><text:span text:style-name="T16">indicando a quantidade de jogadas.</text:span></text:p>
      <text:p text:style-name="P29"><text:span text:style-name="T16">C</text:span><text:span text:style-name="T17">ada jogada é composta por quatro strings </text:span><text:span text:style-name="T23">C1, C2, A1 </text:span><text:span text:style-name="T22">e</text:span><text:span text:style-name="T23"> A2, </text:span><text:span text:style-name="T17">indicando, respectivamente, a criatura jogada pelo jogador 1, a criatura jogada pelo jogador 2, </text:span><text:span text:style-name="T18">o </text:span><text:span text:style-name="T17">artefato jogado pelo jogador 1 e </text:span><text:span text:style-name="T18">o</text:span><text:span text:style-name="T17"> artefato jogado pelo jogador 2. </text:span><text:span text:style-name="T18">Seguidor por seis números, </text:span><text:span text:style-name="T22">D1, HP1, M1, AD1, AHP1, UM1, D2, HP2, M2, AD2, AHP2 e UM2, </text:span><text:span text:style-name="T18">indicando, respectivamente o dano, HP e mana da Criatura 1, o aumento de dano, aumento de HP e uso de mana do Artefato 1, e, dano, HP e Mana da Criatura 2, o aumento de dano, aumento de HP e uso de mana do Artefato 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arala" svg:font-family="saral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08:12:57.318153530</meta:creation-date>
    <dc:date>2023-05-10T11:38:29.435671442</dc:date>
    <meta:editing-duration>PT3M10S</meta:editing-duration>
    <meta:editing-cycles>1</meta:editing-cycles>
    <meta:document-statistic meta:table-count="0" meta:image-count="0" meta:object-count="0" meta:page-count="2" meta:paragraph-count="43" meta:word-count="567" meta:character-count="3087" meta:non-whitespace-character-count="2560"/>
    <meta:generator>LibreOffice/6.4.7.2$Linux_X86_64 LibreOffice_project/40$Build-2</meta:generator>
  </office:meta>
</office:document-meta>
</file>